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4.1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53cm" svg:height="1.721cm" svg:x="6.61cm" svg:y="4.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53cm" svg:height="1.721cm" svg:x="8.81cm" svg:y="8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953cm" svg:height="1.721cm" svg:x="14.31cm" svg:y="14.3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53cm" svg:height="1.721cm" svg:x="4.81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53cm" svg:height="1.721cm" svg:x="11.11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953cm" svg:height="1.721cm" svg:x="15.2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953cm" svg:height="1.721cm" svg:x="13.7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953cm" svg:height="1.721cm" svg:x="11.01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953cm" svg:height="1.721cm" svg:x="11.01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953cm" svg:height="1.721cm" svg:x="4.8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953cm" svg:height="1.721cm" svg:x="8.6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953cm" svg:height="1.721cm" svg:x="2.4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887cm" svg:y1="5.831cm" svg:x2="5.096cm" svg:y2="8.062cm" draw:start-shape="id1" draw:start-glue-point="8" draw:end-shape="id2" draw:end-glue-point="5" svg:d="M3887 5831l1209 2231" svg:viewBox="0 0 1210 2232">
          <text:p text:style-name="P1">10</text:p>
        </draw:connector>
        <draw:connector draw:style-name="gr2" draw:text-style-name="P1" draw:layer="layout" draw:type="line" svg:x1="4.863cm" svg:y1="4.971cm" svg:x2="6.61cm" svg:y2="5.071cm" draw:start-shape="id1" draw:start-glue-point="10" draw:end-shape="id3" draw:end-glue-point="6" svg:d="M4863 4971l1747 100" svg:viewBox="0 0 1748 101">
          <text:p text:style-name="P1">1</text:p>
        </draw:connector>
        <draw:connector draw:style-name="gr2" draw:text-style-name="P1" draw:layer="layout" draw:type="line" svg:x1="8.563cm" svg:y1="5.071cm" svg:x2="11.396cm" svg:y2="4.079cm" draw:start-shape="id3" draw:start-glue-point="10" draw:end-shape="id4" draw:end-glue-point="7" svg:d="M8563 5071l2833-992" svg:viewBox="0 0 2834 993">
          <text:p text:style-name="P1">2</text:p>
        </draw:connector>
        <draw:connector draw:style-name="gr2" draw:text-style-name="P1" draw:layer="layout" draw:type="line" svg:x1="12.087cm" svg:y1="4.331cm" svg:x2="11.987cm" svg:y2="6.21cm" draw:start-shape="id4" draw:start-glue-point="8" draw:end-shape="id5" draw:end-glue-point="4" svg:d="M12087 4331l-100 1879" svg:viewBox="0 0 101 1880">
          <text:p text:style-name="P1">3</text:p>
        </draw:connector>
        <draw:connector draw:style-name="gr2" draw:text-style-name="P1" draw:layer="layout" draw:type="line" svg:x1="11.296cm" svg:y1="7.679cm" svg:x2="10.477cm" svg:y2="9.062cm" draw:start-shape="id5" draw:start-glue-point="7" draw:end-shape="id6" draw:end-glue-point="11" svg:d="M11296 7679l-819 1383" svg:viewBox="0 0 820 1384">
          <text:p text:style-name="P1">1</text:p>
        </draw:connector>
        <draw:connector draw:style-name="gr2" draw:text-style-name="P1" draw:layer="layout" draw:type="line" svg:x1="9.787cm" svg:y1="10.531cm" svg:x2="9.587cm" svg:y2="16.21cm" draw:start-shape="id6" draw:start-glue-point="8" draw:end-shape="id7" draw:end-glue-point="4" svg:d="M9787 10531l-200 5679" svg:viewBox="0 0 201 5680">
          <text:p text:style-name="P1">20</text:p>
        </draw:connector>
        <draw:connector draw:style-name="gr2" draw:text-style-name="P1" draw:layer="layout" draw:type="line" svg:x1="10.277cm" svg:y1="16.462cm" svg:x2="11.296cm" svg:y2="13.879cm" draw:start-shape="id7" draw:start-glue-point="11" draw:end-shape="id8" draw:end-glue-point="7" svg:d="M10277 16462l1019-2583" svg:viewBox="0 0 1020 2584">
          <text:p text:style-name="P1">8</text:p>
        </draw:connector>
        <draw:connector draw:style-name="gr2" draw:text-style-name="P1" draw:layer="layout" draw:type="line" svg:x1="12.677cm" svg:y1="13.879cm" svg:x2="14.31cm" svg:y2="15.171cm" draw:start-shape="id8" draw:start-glue-point="9" draw:end-shape="id9" draw:end-glue-point="6" svg:d="M12677 13879l1633 1292" svg:viewBox="0 0 1634 1293">
          <text:p text:style-name="P1">6</text:p>
        </draw:connector>
        <draw:connector draw:style-name="gr2" draw:text-style-name="P1" draw:layer="layout" draw:type="line" svg:x1="6.477cm" svg:y1="9.279cm" svg:x2="8.81cm" svg:y2="9.671cm" draw:start-shape="id2" draw:start-glue-point="9" draw:end-shape="id6" draw:end-glue-point="6" svg:d="M6477 9279l2333 392" svg:viewBox="0 0 2334 393">
          <text:p text:style-name="P1">16</text:p>
        </draw:connector>
        <draw:connector draw:style-name="gr2" draw:text-style-name="P1" draw:layer="layout" draw:type="line" svg:x1="12.963cm" svg:y1="7.071cm" svg:x2="15.21cm" svg:y2="6.371cm" draw:start-shape="id5" draw:start-glue-point="10" draw:end-shape="id10" draw:end-glue-point="6" svg:d="M12963 7071l2247-700" svg:viewBox="0 0 2248 701">
          <text:p text:style-name="P1">120</text:p>
        </draw:connector>
        <draw:connector draw:style-name="gr2" draw:text-style-name="P1" draw:layer="layout" draw:type="line" svg:x1="16.187cm" svg:y1="7.231cm" svg:x2="15.377cm" svg:y2="10.262cm" draw:start-shape="id10" draw:start-glue-point="8" draw:end-shape="id11" draw:end-glue-point="11" svg:d="M16187 7231l-810 3031" svg:viewBox="0 0 811 3032">
          <text:p text:style-name="P1">50</text:p>
        </draw:connector>
        <draw:connector draw:style-name="gr2" draw:text-style-name="P1" draw:layer="layout" draw:type="line" svg:x1="13.996cm" svg:y1="11.479cm" svg:x2="12.677cm" svg:y2="12.662cm" draw:start-shape="id11" draw:start-glue-point="7" draw:end-shape="id8" draw:end-glue-point="11" svg:d="M13996 11479l-1319 1183" svg:viewBox="0 0 1320 1184">
          <text:p text:style-name="P1">10</text:p>
        </draw:connector>
        <draw:connector draw:style-name="gr2" draw:text-style-name="P1" draw:layer="layout" draw:type="line" svg:x1="5.787cm" svg:y1="9.531cm" svg:x2="5.787cm" svg:y2="12.51cm" draw:start-shape="id2" draw:start-glue-point="8" draw:end-shape="id12" draw:end-glue-point="4" svg:d="M5787 9531v2979" svg:viewBox="0 0 1 2980">
          <text:p text:style-name="P1">47</text:p>
        </draw:connector>
        <draw:connector draw:style-name="gr2" draw:text-style-name="P1" draw:layer="layout" draw:type="line" svg:x1="5.787cm" svg:y1="14.231cm" svg:x2="4.077cm" svg:y2="16.462cm" draw:start-shape="id12" draw:start-glue-point="8" draw:end-shape="id13" draw:end-glue-point="11" svg:d="M5787 14231l-1710 2231" svg:viewBox="0 0 1711 2232">
          <text:p text:style-name="P1">50</text:p>
        </draw:connector>
        <draw:connector draw:style-name="gr2" draw:text-style-name="P1" draw:layer="layout" draw:type="line" svg:x1="4.363cm" svg:y1="17.071cm" svg:x2="8.61cm" svg:y2="17.071cm" draw:start-shape="id13" draw:start-glue-point="10" draw:end-shape="id7" draw:end-glue-point="6" svg:d="M4363 17071h4247" svg:viewBox="0 0 4248 1">
          <text:p text:style-name="P1">2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7:36:13.039984406</dc:date>
    <dc:creator>elucterio </dc:creator>
    <meta:editing-duration>P0D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